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f193" officeooo:paragraph-rsid="0018f193"/>
    </style:style>
    <style:style style:name="P2" style:family="paragraph" style:parent-style-name="Standard">
      <style:text-properties officeooo:rsid="0018f193" officeooo:paragraph-rsid="001c4c4c"/>
    </style:style>
    <style:style style:name="P3" style:family="paragraph" style:parent-style-name="Standard">
      <style:text-properties officeooo:rsid="001add33" officeooo:paragraph-rsid="001c1ddf"/>
    </style:style>
    <style:style style:name="P4" style:family="paragraph" style:parent-style-name="Standard">
      <style:text-properties style:text-underline-style="solid" style:text-underline-width="auto" style:text-underline-color="font-color" officeooo:rsid="001add33" officeooo:paragraph-rsid="001add33"/>
    </style:style>
    <style:style style:name="P5" style:family="paragraph" style:parent-style-name="Standard">
      <style:text-properties style:text-underline-style="solid" style:text-underline-width="auto" style:text-underline-color="font-color" officeooo:rsid="001add33" officeooo:paragraph-rsid="001c4c4c"/>
    </style:style>
    <style:style style:name="P6" style:family="paragraph" style:parent-style-name="Standard">
      <style:text-properties style:text-underline-style="solid" style:text-underline-width="auto" style:text-underline-color="font-color" officeooo:rsid="0018f193" officeooo:paragraph-rsid="0018f193"/>
    </style:style>
    <style:style style:name="P7" style:family="paragraph" style:parent-style-name="Standard">
      <style:text-properties style:text-underline-style="solid" style:text-underline-width="auto" style:text-underline-color="font-color" officeooo:rsid="001cc20b" officeooo:paragraph-rsid="001cc20b"/>
    </style:style>
    <style:style style:name="P8" style:family="paragraph" style:parent-style-name="Standard">
      <style:text-properties style:text-underline-style="solid" style:text-underline-width="auto" style:text-underline-color="font-color" officeooo:rsid="001e7e8a" officeooo:paragraph-rsid="001e7e8a"/>
    </style:style>
    <style:style style:name="P9" style:family="paragraph" style:parent-style-name="Standard">
      <style:text-properties style:text-underline-style="solid" style:text-underline-width="auto" style:text-underline-color="font-color" officeooo:rsid="0020066a" officeooo:paragraph-rsid="0020066a"/>
    </style:style>
    <style:style style:name="P10" style:family="paragraph" style:parent-style-name="Standard">
      <style:text-properties style:text-underline-style="none" officeooo:rsid="001add33" officeooo:paragraph-rsid="001add33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1c4c4c" officeooo:paragraph-rsid="001c4c4c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c4c4c" officeooo:paragraph-rsid="001c4c4c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c4c4c" officeooo:paragraph-rsid="001cc20b" style:font-style-asian="normal" style:font-style-complex="normal"/>
    </style:style>
    <style:style style:name="P14" style:family="paragraph" style:parent-style-name="Standard">
      <style:text-properties officeooo:rsid="001cc20b" officeooo:paragraph-rsid="001cc20b"/>
    </style:style>
    <style:style style:name="P15" style:family="paragraph" style:parent-style-name="Standard">
      <style:text-properties officeooo:rsid="001cc20b" officeooo:paragraph-rsid="001e7e8a"/>
    </style:style>
    <style:style style:name="P16" style:family="paragraph" style:parent-style-name="Standard">
      <style:text-properties officeooo:rsid="001e7e8a" officeooo:paragraph-rsid="001e7e8a"/>
    </style:style>
    <style:style style:name="P17" style:family="paragraph" style:parent-style-name="Standard">
      <style:text-properties officeooo:rsid="001e7e8a" officeooo:paragraph-rsid="0020066a"/>
    </style:style>
    <style:style style:name="P18" style:family="paragraph" style:parent-style-name="Standard">
      <style:text-properties officeooo:rsid="0020066a" officeooo:paragraph-rsid="0020066a"/>
    </style:style>
    <style:style style:name="P19" style:family="paragraph" style:parent-style-name="Standard">
      <style:text-properties style:text-underline-style="none" officeooo:rsid="001cc20b" officeooo:paragraph-rsid="001cc20b"/>
    </style:style>
    <style:style style:name="P20" style:family="paragraph" style:parent-style-name="Standard">
      <style:text-properties style:text-underline-style="solid" style:text-underline-width="auto" style:text-underline-color="font-color" officeooo:rsid="001e7e8a" officeooo:paragraph-rsid="001e7e8a"/>
    </style:style>
    <style:style style:name="P21" style:family="paragraph" style:parent-style-name="Standard">
      <style:text-properties style:text-underline-style="solid" style:text-underline-width="auto" style:text-underline-color="font-color" officeooo:rsid="00220343" officeooo:paragraph-rsid="00220343"/>
    </style:style>
    <style:style style:name="P22" style:family="paragraph" style:parent-style-name="Standard">
      <style:text-properties style:text-underline-style="solid" style:text-underline-width="auto" style:text-underline-color="font-color" officeooo:rsid="0020066a" officeooo:paragraph-rsid="0020066a"/>
    </style:style>
    <style:style style:name="P23" style:family="paragraph" style:parent-style-name="Standard">
      <style:text-properties officeooo:rsid="00220343" officeooo:paragraph-rsid="00220343"/>
    </style:style>
    <style:style style:name="P24" style:family="paragraph" style:parent-style-name="Standard">
      <style:text-properties officeooo:rsid="001e7e8a" officeooo:paragraph-rsid="001e7e8a"/>
    </style:style>
    <style:style style:name="P25" style:family="paragraph" style:parent-style-name="Standard">
      <style:text-properties officeooo:rsid="001e7e8a" officeooo:paragraph-rsid="0020066a"/>
    </style:style>
    <style:style style:name="P26" style:family="paragraph" style:parent-style-name="Standard">
      <style:text-properties officeooo:rsid="001e7e8a" officeooo:paragraph-rsid="00220343"/>
    </style:style>
    <style:style style:name="P27" style:family="paragraph" style:parent-style-name="Standard">
      <style:text-properties officeooo:rsid="001add33" officeooo:paragraph-rsid="001add33"/>
    </style:style>
    <style:style style:name="P28" style:family="paragraph" style:parent-style-name="Standard">
      <style:text-properties officeooo:rsid="001cc20b" officeooo:paragraph-rsid="001cc20b"/>
    </style:style>
    <style:style style:name="T1" style:family="text">
      <style:text-properties officeooo:rsid="001add33"/>
    </style:style>
    <style:style style:name="T2" style:family="text">
      <style:text-properties officeooo:rsid="001c4c4c"/>
    </style:style>
    <style:style style:name="T3" style:family="text">
      <style:text-properties officeooo:rsid="001cc20b"/>
    </style:style>
    <style:style style:name="T4" style:family="text">
      <style:text-properties officeooo:rsid="001e7e8a"/>
    </style:style>
    <style:style style:name="T5" style:family="text">
      <style:text-properties officeooo:rsid="0020066a"/>
    </style:style>
    <style:style style:name="T6" style:family="text">
      <style:text-properties officeooo:rsid="002203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nbank erstellen:</text:p>
      <text:p text:style-name="P10"/>
      <text:p text:style-name="P10">create database HE;</text:p>
      <text:p text:style-name="P10">using HE;</text:p>
      <text:p text:style-name="P4"/>
      <text:p text:style-name="P4">Die Produkttabelle anlegen:</text:p>
      <text:p text:style-name="P6"/>
      <text:p text:style-name="P1">Create table <text:span text:style-name="T2">Article</text:span>(</text:p>
      <text:p text:style-name="P1"><text:tab/><text:span text:style-name="T2">ArtNr</text:span><text:tab/><text:tab/><text:tab/>INTEGER <text:span text:style-name="T2">PRIMARY KEY</text:span>,</text:p>
      <text:p text:style-name="P1"><text:tab/><text:span text:style-name="T2">M</text:span>anufacturer<text:tab/>VARCHAR(20) NOT NULL,</text:p>
      <text:p text:style-name="P1"><text:tab/>Art<text:span text:style-name="T2">N</text:span>ame<text:tab/><text:tab/>VARCHAR(20) NOT NULL,</text:p>
      <text:p text:style-name="P1"><text:tab/>Price<text:tab/><text:tab/><text:tab/><text:span text:style-name="T2">REAL</text:span> <text:s/>NOT NULL,</text:p>
      <text:p text:style-name="P1"><text:tab/><text:span text:style-name="T2">ArtCount</text:span><text:tab/><text:tab/>INTEGER NOT NULL,</text:p>
      <text:p text:style-name="P1">);</text:p>
      <text:p text:style-name="P1"/>
      <text:p text:style-name="P5">Zum Einkaufswagen hinzufügen:</text:p>
      <text:p text:style-name="P5"/>
      <text:p text:style-name="P2">Create table <text:span text:style-name="T1">Car</text:span>t(</text:p>
      <text:p text:style-name="P2"><text:tab/><text:span text:style-name="T1">CID</text:span><text:tab/><text:tab/><text:tab/><text:tab/>INTEGER <text:span text:style-name="T2">PRIMARY KEY</text:span>,</text:p>
      <text:p text:style-name="P2"><text:tab/><text:span text:style-name="T2">CNR<text:tab/><text:tab/><text:tab/>INTEGER FOREIGN KEY references Customer(CNR)</text:span>,</text:p>
      <text:p text:style-name="P2"><text:tab/>Art<text:span text:style-name="T2">Nr</text:span><text:tab/><text:tab/> <text:tab/><text:span text:style-name="T2">INTEGER FOREIGN KEY references Article(ArtNr</text:span>,</text:p>
      <text:p text:style-name="P2"><text:tab/><text:span text:style-name="T2">Count<text:tab/><text:tab/><text:tab/>INTEGER(2) NOT NULL,</text:span></text:p>
      <text:p text:style-name="P2"><text:span text:style-name="T2">)</text:span>;</text:p>
      <text:p text:style-name="P1"/>
      <text:p text:style-name="P11">Konsument:</text:p>
      <text:p text:style-name="P12"/>
      <text:p text:style-name="P12">Create table Customer(</text:p>
      <text:p text:style-name="P12"><text:tab/>CNR<text:tab/><text:tab/><text:tab/>INTEGER PRIMARY KEY,</text:p>
      <text:p text:style-name="P12"><text:tab/>Email<text:tab/><text:tab/><text:tab/>VARCHAR(50),</text:p>
      <text:p text:style-name="P12"><text:tab/>Name<text:tab/><text:tab/><text:tab/>VARCHAR(50),</text:p>
      <text:p text:style-name="P12"><text:tab/>Straße<text:tab/><text:tab/><text:tab/>VARCHAR(50),</text:p>
      <text:p text:style-name="P13"><text:tab/><text:span text:style-name="T3">City<text:tab/><text:tab/><text:tab/><text:tab/></text:span>VARCHAR(50),</text:p>
      <text:p text:style-name="P12">);</text:p>
      <text:p text:style-name="P1"/>
      <text:p text:style-name="P7">Purchase:</text:p>
      <text:p text:style-name="P19"/>
      <text:p text:style-name="P19">Create table Purchase(</text:p>
      <text:p text:style-name="P19"><text:tab/>OID<text:tab/><text:tab/><text:tab/>INTEGER PRIMARY KEY,</text:p>
      <text:p text:style-name="P19"><text:tab/>CNR<text:tab/><text:tab/><text:tab/>INTEGER FOREIGN KEY references Customer(CNR),</text:p>
      <text:p text:style-name="P19"><text:tab/>Payment<text:tab/><text:tab/>VARCHAR(20)</text:p>
      <text:p text:style-name="P19">);</text:p>
      <text:p text:style-name="P1"/>
      <text:p text:style-name="P7">PurchCart:</text:p>
      <text:p text:style-name="P1"/>
      <text:p text:style-name="P14">Create table PurchCart(</text:p>
      <text:p text:style-name="P14"><text:tab/>PID<text:tab/><text:tab/><text:tab/><text:tab/>INTEGER PRIMARY KEY,</text:p>
      <text:p text:style-name="P14"><text:tab/>OID<text:tab/><text:tab/><text:tab/>INTEGER FOREIGN KEY references Purchase(OID),</text:p>
      <text:p text:style-name="P14"><text:tab/>ArtNr<text:tab/><text:tab/><text:tab/>INTEGER FOREIGN KEY references Article(ArtNr),</text:p>
      <text:p text:style-name="P14"><text:tab/>Count<text:tab/><text:tab/><text:tab/>INTEGER,</text:p>
      <text:p text:style-name="P14">);</text:p>
      <text:p text:style-name="P14"/>
      <text:p text:style-name="P14"/>
      <text:p text:style-name="P7"><text:soft-page-break/>Rating:</text:p>
      <text:p text:style-name="P14"/>
      <text:p text:style-name="P14">Create table Rating(</text:p>
      <text:p text:style-name="P14"><text:tab/>RID<text:tab/><text:tab/><text:tab/><text:tab/>INTEGER PRIMARY KEY,</text:p>
      <text:p text:style-name="P14"><text:tab/>ArtNr<text:tab/><text:tab/><text:tab/>INTEGER FOREIGN KEY references Article(ArtNr),</text:p>
      <text:p text:style-name="P14"><text:tab/>CNR<text:tab/><text:tab/><text:tab/>INTEGER <text:s/>FOREIGN KEY references Customer(CNR),</text:p>
      <text:p text:style-name="P14"><text:tab/>Rating<text:tab/><text:tab/><text:tab/>INTEGER,</text:p>
      <text:p text:style-name="P14"><text:tab/>Text<text:tab/><text:tab/><text:tab/>VARCHAR(250),</text:p>
      <text:p text:style-name="P14">);</text:p>
      <text:p text:style-name="P14"/>
      <text:p text:style-name="P7">Festplatte:</text:p>
      <text:p text:style-name="P6"/>
      <text:p text:style-name="P14">Create table Festplatte(</text:p>
      <text:p text:style-name="P14"><text:tab/><text:span text:style-name="T4">ArtNr<text:tab/><text:tab/><text:tab/>INTEGER PRIMARY KEY </text:span></text:p>
      <text:p text:style-name="P14"><text:tab/><text:span text:style-name="T4">Capacity <text:tab/><text:tab/>INTEGER,</text:span></text:p>
      <text:p text:style-name="P14"><text:tab/><text:span text:style-name="T4">Read<text:tab/><text:tab/><text:tab/>INTEGER,</text:span></text:p>
      <text:p text:style-name="P15"><text:tab/><text:span text:style-name="T4">Write<text:tab/><text:tab/><text:tab/>INTEGER,</text:span></text:p>
      <text:p text:style-name="P15"><text:tab/><text:span text:style-name="T4">Accesstime<text:tab/><text:tab/>FLOAT,</text:span></text:p>
      <text:p text:style-name="P15"><text:tab/><text:span text:style-name="T4">Format<text:tab/><text:tab/><text:tab/>VARCHAR(10),</text:span></text:p>
      <text:p text:style-name="P15"><text:tab/><text:span text:style-name="T4">Interface<text:tab/><text:tab/>VARCHAR(20),</text:span></text:p>
      <text:p text:style-name="P14">);</text:p>
      <text:p text:style-name="P17">Alter table Festplatte Foreign Key <text:span text:style-name="T5">references Article</text:span>(ArtNr);</text:p>
      <text:p text:style-name="P17"/>
      <text:p text:style-name="P21">HDD:</text:p>
      <text:p text:style-name="P17"/>
      <text:p text:style-name="P23">Create table HDD(</text:p>
      <text:p text:style-name="P23"><text:tab/>ArtNr<text:tab/><text:tab/><text:tab/>INTEGER PRIMARY KEY,</text:p>
      <text:p text:style-name="P23"><text:tab/>RPM<text:tab/><text:tab/><text:tab/>INTEGER,</text:p>
      <text:p text:style-name="P23"><text:tab/>Cache<text:tab/><text:tab/><text:tab/>INTEGER,</text:p>
      <text:p text:style-name="P23">);</text:p>
      <text:p text:style-name="P23">Alter table HDD Foreign Key references Festplatte(ArtNr);</text:p>
      <text:p text:style-name="P23"/>
      <text:p text:style-name="P21">SSD:</text:p>
      <text:p text:style-name="P26"/>
      <text:p text:style-name="P23">Create table SSD(</text:p>
      <text:p text:style-name="P23"><text:tab/>ArtNr<text:tab/><text:tab/><text:tab/>INTEGER PRIMARY KEY,</text:p>
      <text:p text:style-name="P23"><text:tab/>Chiptype<text:tab/><text:tab/>VARCHAR(20),</text:p>
      <text:p text:style-name="P23"><text:tab/>Lifetime<text:tab/><text:tab/><text:tab/>INTEGER,</text:p>
      <text:p text:style-name="P23">);</text:p>
      <text:p text:style-name="P23">Alter table SSD Foreign Key references Festplatte(ArtNr)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oft-page-break/>Processor:</text:p>
      <text:p text:style-name="P14"/>
      <text:p text:style-name="P16">Create table Processor(</text:p>
      <text:p text:style-name="P16"><text:tab/>ArtNr<text:tab/><text:tab/><text:tab/>INTEGER PRIMARY KEY,</text:p>
      <text:p text:style-name="P16"><text:tab/>Cores<text:tab/><text:tab/><text:tab/>INTEGER,</text:p>
      <text:p text:style-name="P16"><text:tab/>Threads<text:tab/><text:tab/><text:tab/>INTEGER,</text:p>
      <text:p text:style-name="P16"><text:tab/>Frequenzy<text:tab/><text:tab/>REAL,</text:p>
      <text:p text:style-name="P16"><text:tab/>Turbo<text:tab/><text:tab/><text:tab/>REAL,</text:p>
      <text:p text:style-name="P16"><text:tab/>L2Cache<text:tab/><text:tab/>INTEGER,</text:p>
      <text:p text:style-name="P16"><text:tab/>L3Cache<text:tab/><text:tab/>INTEGER,</text:p>
      <text:p text:style-name="P16"><text:tab/>Socket<text:tab/><text:tab/><text:tab/>VARCHAR(20),</text:p>
      <text:p text:style-name="P16"><text:tab/>TDP<text:tab/><text:tab/><text:tab/>INTEGER, </text:p>
      <text:p text:style-name="P16">);</text:p>
      <text:p text:style-name="P17">Alter table Processor Foreign Key <text:span text:style-name="T5">references Article</text:span>(ArtNr);</text:p>
      <text:p text:style-name="P16"/>
      <text:p text:style-name="P8">GraphicsCard:</text:p>
      <text:p text:style-name="P16"/>
      <text:p text:style-name="P16">Create table GraphicsCard(</text:p>
      <text:p text:style-name="P16"><text:tab/>ArtNr<text:tab/><text:tab/><text:tab/>INTEGER PRIMARY KEY,</text:p>
      <text:p text:style-name="P16"><text:tab/>Frequenzy<text:tab/><text:tab/>REAL,</text:p>
      <text:p text:style-name="P16"><text:tab/>Turbo<text:tab/><text:tab/><text:tab/>REAL,</text:p>
      <text:p text:style-name="P16"><text:tab/><text:span text:style-name="T5">Streamprocessors<text:tab/>INTEGER,</text:span></text:p>
      <text:p text:style-name="P16"><text:tab/><text:span text:style-name="T5">Ports<text:tab/><text:tab/><text:tab/>VARCHAR(20),</text:span></text:p>
      <text:p text:style-name="P17"><text:tab/><text:span text:style-name="T5">Memorysize<text:tab/><text:tab/>INTEGER,</text:span></text:p>
      <text:p text:style-name="P17"><text:tab/><text:span text:style-name="T5">Memorytype<text:tab/><text:tab/>VARCHAR(20),</text:span></text:p>
      <text:p text:style-name="P17"><text:tab/><text:span text:style-name="T5">Memoryfrequency<text:tab/>INTEGER,</text:span></text:p>
      <text:p text:style-name="P17"><text:tab/><text:span text:style-name="T5">TDP<text:tab/><text:tab/><text:tab/>INTEGER,</text:span></text:p>
      <text:p text:style-name="P17">);</text:p>
      <text:p text:style-name="P17">Alter table <text:span text:style-name="T5">GraphicsCard</text:span> Foreign Key <text:span text:style-name="T5">references Article</text:span>(ArtNr);</text:p>
      <text:p text:style-name="P9"/>
      <text:p text:style-name="P9">Arbeitsspeicher:</text:p>
      <text:p text:style-name="P16"/>
      <text:p text:style-name="P18">Create table Arbeitsspeicher(</text:p>
      <text:p text:style-name="P18"><text:tab/><text:span text:style-name="T4">ArtNr<text:tab/><text:tab/><text:tab/>INTEGER PRIMARY KEY,</text:span><text:tab/></text:p>
      <text:p text:style-name="P18"><text:tab/>Capacity<text:tab/><text:tab/>INTEGER,</text:p>
      <text:p text:style-name="P18"><text:tab/>NumberOfModul INTEGER,</text:p>
      <text:p text:style-name="P18"><text:tab/>CapacityType<text:tab/>INTEGER,</text:p>
      <text:p text:style-name="P18"><text:tab/>MemoryType<text:tab/>VARCHAR(20),</text:p>
      <text:p text:style-name="P18"><text:tab/>Voltage<text:tab/><text:tab/><text:tab/>REAL,</text:p>
      <text:p text:style-name="P18"><text:tab/>Latency<text:tab/><text:tab/><text:tab/>INTEGER,</text:p>
      <text:p text:style-name="P18"><text:tab/>tRCD<text:tab/><text:tab/><text:tab/>INTEGER,</text:p>
      <text:p text:style-name="P18"><text:tab/>tRP<text:tab/><text:tab/><text:tab/><text:tab/>INTEGER,</text:p>
      <text:p text:style-name="P18"><text:tab/>tRAS<text:tab/><text:tab/><text:tab/>INTEGER,</text:p>
      <text:p text:style-name="P18">);</text:p>
      <text:p text:style-name="P17">Alter table <text:span text:style-name="T5">Arbeitsspeicher</text:span> Foreign Key <text:span text:style-name="T5">references Article</text:span>(ArtNr);</text:p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infügen von Daten: (Beispielhaft → Eingefügte Werte stimmen nicht!)</text:p>
      <text:p text:style-name="P21"/>
      <text:p text:style-name="P23">Insert into Rating (3,11,2,5,“Super“);</text:p>
      <text:p text:style-name="P23"/>
      <text:p text:style-name="P3"><text:span text:style-name="T6">I</text:span>nsert into Cart ( select <text:span text:style-name="T6">from Article ArtNr where (CID = ArtNr ))</text:span></text:p>
      <text:p text:style-name="P27"/>
      <text:p text:style-name="P23">Insert Into Processor ( 1 , „AMD“ , „Ryzen 2200X“, 350.99, 10, 4, 20, 3300, 4000, 50, 40, „example“, 33);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5:06.069160060</meta:creation-date>
    <dc:date>2019-05-01T16:58:17.750510009</dc:date>
    <meta:editing-duration>PT13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16" meta:word-count="355" meta:character-count="2818" meta:non-whitespace-character-count="2392"/>
  </office:meta>
</office:document-meta>
</file>